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3.34pt"/>
    </style:style>
    <style:style style:name="co2" style:family="table-column">
      <style:table-column-properties fo:break-before="auto" style:column-width="72.26pt"/>
    </style:style>
    <style:style style:name="co3" style:family="table-column">
      <style:table-column-properties fo:break-before="auto" style:column-width="199.2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DataValidatio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6b8a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status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table:style-name="ce1" office:value-type="string" calcext:value-type="string">
            <text:p>Project Status</text:p>
          </table:table-cell>
          <table:table-cell table:style-name="ce4" office:value-type="string" calcext:value-type="string">
            <text:p>Code Repos_comma delimmited</text:p>
          </table:table-cell>
          <table:table-cell table:style-name="ce4" office:value-type="string" calcext:value-type="string">
            <text:p>Community Contacts</text:p>
          </table:table-cell>
          <table:table-cell table:style-name="ce4" office:value-type="string" calcext:value-type="string">
            <text:p>Corresponding Foundation</text:p>
          </table:table-cell>
          <table:table-cell table:style-name="ce4" office:value-type="string" calcext:value-type="string">
            <text:p>Documentation</text:p>
          </table:table-cell>
          <table:table-cell table:style-name="ce4" office:value-type="string" calcext:value-type="string">
            <text:p>Mailing list</text:p>
          </table:table-cell>
          <table:table-cell table:style-name="ce4" office:value-type="string" calcext:value-type="string">
            <text:p>Comments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PNFV</text:p>
          </table:table-cell>
          <table:table-cell table:style-name="ce3" table:content-validation-name="val1"/>
          <table:table-cell table:style-name="ce5" table:formula="of:=IFERROR(__xludf.dummyfunction(&quot;vlookup($A2, importrange(&quot;&quot;https://docs.google.com/spreadsheets/d/1NpC0pTB9nH-Rx6T60VrRH3XIWR-xhIY06e5IOiKNPQE/edit&quot;&quot;, &quot;&quot;Upstream Projects!$A$2:$K&quot;&quot;), 4,false)&quot;);&quot;https://gerrit.opnfv.org/gerrit/admin/repos&quot;)" office:value-type="string" office:string-value="https://gerrit.opnfv.org/gerrit/admin/repos" calcext:value-type="string">
            <text:p>https://gerrit.opnfv.org/gerrit/admin/repos</text:p>
          </table:table-cell>
          <table:table-cell table:style-name="ce4" table:formula="of:=IFERROR(__xludf.dummyfunction(&quot;vlookup($A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, importrange(&quot;&quot;https://docs.google.com/spreadsheets/d/1NpC0pTB9nH-Rx6T60VrRH3XIWR-xhIY06e5IOiKNPQE/edit&quot;&quot;, &quot;&quot;Upstream Projects!$A$2:$K&quot;&quot;), 2,false)&quot;);&quot;Linux Foundation&quot;)" office:value-type="string" office:string-value="Linux Foundation" calcext:value-type="string">
            <text:p>Linux Foundation</text:p>
          </table:table-cell>
          <table:table-cell table:style-name="ce4" table:formula="of:=IFERROR(__xludf.dummyfunction(&quot;vlookup($A2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GCC</text:p>
          </table:table-cell>
          <table:table-cell table:style-name="ce3" table:content-validation-name="val1"/>
          <table:table-cell table:style-name="ce5" table:formula="of:=IFERROR(__xludf.dummyfunction(&quot;vlookup($A3, importrange(&quot;&quot;https://docs.google.com/spreadsheets/d/1NpC0pTB9nH-Rx6T60VrRH3XIWR-xhIY06e5IOiKNPQE/edit&quot;&quot;, &quot;&quot;Upstream Projects!$A$2:$K&quot;&quot;), 4,false)&quot;);&quot;https://gcc.gnu.org/git/?p=gcc.git;a=summary&quot;)" office:value-type="string" office:string-value="https://gcc.gnu.org/git/?p=gcc.git;a=summary" calcext:value-type="string">
            <text:p>https://gcc.gnu.org/git/?p=gcc.git;a=summary</text:p>
          </table:table-cell>
          <table:table-cell table:style-name="ce4" table:formula="of:=IFERROR(__xludf.dummyfunction(&quot;vlookup($A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, importrange(&quot;&quot;https://docs.google.com/spreadsheets/d/1NpC0pTB9nH-Rx6T60VrRH3XIWR-xhIY06e5IOiKNPQE/edit&quot;&quot;, &quot;&quot;Upstream Projects!$A$2:$K&quot;&quot;), 2,false)&quot;);&quot;Free Software Foundation&quot;)" office:value-type="string" office:string-value="Free Software Foundation" calcext:value-type="string">
            <text:p>Free Software Foundation</text:p>
          </table:table-cell>
          <table:table-cell table:style-name="ce4" table:formula="of:=IFERROR(__xludf.dummyfunction(&quot;vlookup($A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VM</text:p>
          </table:table-cell>
          <table:table-cell table:style-name="ce3" table:content-validation-name="val1"/>
          <table:table-cell table:style-name="ce4" table:formula="of:=IFERROR(__xludf.dummyfunction(&quot;vlookup($A4, importrange(&quot;&quot;https://docs.google.com/spreadsheets/d/1NpC0pTB9nH-Rx6T60VrRH3XIWR-xhIY06e5IOiKNPQE/edit&quot;&quot;, &quot;&quot;Upstream Projects!$A$2:$K&quot;&quot;), 4,false)&quot;);&quot;git://git.kernel.org/pub/scm/virt/kvm/kvm.git&quot;)" office:value-type="string" office:string-value="git://git.kernel.org/pub/scm/virt/kvm/kvm.git" calcext:value-type="string">
            <text:p>git://git.kernel.org/pub/scm/virt/kvm/kvm.git</text:p>
          </table:table-cell>
          <table:table-cell table:style-name="ce4" table:formula="of:=IFERROR(__xludf.dummyfunction(&quot;vlookup($A4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odman</text:p>
          </table:table-cell>
          <table:table-cell table:style-name="ce3" table:content-validation-name="val1"/>
          <table:table-cell table:style-name="ce5" table:formula="of:=IFERROR(__xludf.dummyfunction(&quot;vlookup($A5, importrange(&quot;&quot;https://docs.google.com/spreadsheets/d/1NpC0pTB9nH-Rx6T60VrRH3XIWR-xhIY06e5IOiKNPQE/edit&quot;&quot;, &quot;&quot;Upstream Projects!$A$2:$K&quot;&quot;), 4,false)&quot;);&quot;https://github.com/containers/podman&quot;)" office:value-type="string" office:string-value="https://github.com/containers/podman" calcext:value-type="string">
            <text:p>https://github.com/containers/podman</text:p>
          </table:table-cell>
          <table:table-cell table:style-name="ce4" table:formula="of:=IFERROR(__xludf.dummyfunction(&quot;vlookup($A5, importrange(&quot;&quot;https://docs.google.com/spreadsheets/d/1NpC0pTB9nH-Rx6T60VrRH3XIWR-xhIY06e5IOiKNPQE/edit&quot;&quot;, &quot;&quot;Upstream Projects!$A$2:$K&quot;&quot;), 8,false)&quot;);&quot;Josh Berkus (jberkus@redhat.com)&quot;)" office:value-type="string" office:string-value="Josh Berkus (jberkus@redhat.com)" calcext:value-type="string">
            <text:p>Josh Berkus (jberkus@redhat.com)</text:p>
          </table:table-cell>
          <table:table-cell table:style-name="ce4" table:formula="of:=IFERROR(__xludf.dummyfunction(&quot;vlookup($A5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roject Atomic</text:p>
          </table:table-cell>
          <table:table-cell table:style-name="ce3" table:content-validation-name="val1"/>
          <table:table-cell table:style-name="ce4" table:formula="of:=IFERROR(__xludf.dummyfunction(&quot;vlookup($A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Eclipse MicroProfile</text:p>
          </table:table-cell>
          <table:table-cell table:style-name="ce3" table:content-validation-name="val1"/>
          <table:table-cell table:style-name="ce5" table:formula="of:=IFERROR(__xludf.dummyfunction(&quot;vlookup($A7, importrange(&quot;&quot;https://docs.google.com/spreadsheets/d/1NpC0pTB9nH-Rx6T60VrRH3XIWR-xhIY06e5IOiKNPQE/edit&quot;&quot;, &quot;&quot;Upstream Projects!$A$2:$K&quot;&quot;), 4,false)&quot;);&quot;https://github.com/eclipse?q=microprofile&quot;)" office:value-type="string" office:string-value="https://github.com/eclipse?q=microprofile" calcext:value-type="string">
            <text:p>https://github.com/eclipse?q=microprofile</text:p>
          </table:table-cell>
          <table:table-cell table:style-name="ce4" table:formula="of:=IFERROR(__xludf.dummyfunction(&quot;vlookup($A7, importrange(&quot;&quot;https://docs.google.com/spreadsheets/d/1NpC0pTB9nH-Rx6T60VrRH3XIWR-xhIY06e5IOiKNPQE/edit&quot;&quot;, &quot;&quot;Upstream Projects!$A$2:$K&quot;&quot;), 8,false)&quot;);&quot;Ken Finnigan kfinniga@redhat.com&#10;Roberto Cortez radcortez@redhat.com&quot;)" office:value-type="string" office:string-value="Ken Finnigan kfinniga@redhat.com&#10;Roberto Cortez radcortez@redhat.com" calcext:value-type="string">
            <text:p>Ken Finnigan kfinniga@redhat.com</text:p>
            <text:p>Roberto Cortez radcortez@redhat.com</text:p>
          </table:table-cell>
          <table:table-cell table:style-name="ce4" table:formula="of:=IFERROR(__xludf.dummyfunction(&quot;vlookup($A7, importrange(&quot;&quot;https://docs.google.com/spreadsheets/d/1NpC0pTB9nH-Rx6T60VrRH3XIWR-xhIY06e5IOiKNPQE/edit&quot;&quot;, &quot;&quot;Upstream Projects!$A$2:$K&quot;&quot;), 2,false)&quot;);&quot;Eclipse Foundation&quot;)" office:value-type="string" office:string-value="Eclipse Foundation" calcext:value-type="string">
            <text:p>Eclipse Foundation</text:p>
          </table:table-cell>
          <table:table-cell table:style-name="ce4" table:formula="of:=IFERROR(__xludf.dummyfunction(&quot;vlookup($A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entOS</text:p>
          </table:table-cell>
          <table:table-cell table:style-name="ce3" table:content-validation-name="val1"/>
          <table:table-cell table:style-name="ce5" table:formula="of:=IFERROR(__xludf.dummyfunction(&quot;vlookup($A8, importrange(&quot;&quot;https://docs.google.com/spreadsheets/d/1NpC0pTB9nH-Rx6T60VrRH3XIWR-xhIY06e5IOiKNPQE/edit&quot;&quot;, &quot;&quot;Upstream Projects!$A$2:$K&quot;&quot;), 4,false)&quot;);&quot;https://git.centos.org/&quot;)" office:value-type="string" office:string-value="https://git.centos.org/" calcext:value-type="string">
            <text:p>https://git.centos.org/</text:p>
          </table:table-cell>
          <table:table-cell table:style-name="ce4" table:formula="of:=IFERROR(__xludf.dummyfunction(&quot;vlookup($A8, importrange(&quot;&quot;https://docs.google.com/spreadsheets/d/1NpC0pTB9nH-Rx6T60VrRH3XIWR-xhIY06e5IOiKNPQE/edit&quot;&quot;, &quot;&quot;Upstream Projects!$A$2:$K&quot;&quot;), 8,false)&quot;);&quot;Rich Bowen rbowen@redhat.com&quot;)" office:value-type="string" office:string-value="Rich Bowen rbowen@redhat.com" calcext:value-type="string">
            <text:p>Rich Bowen rbowen@redhat.com</text:p>
          </table:table-cell>
          <table:table-cell table:style-name="ce4" table:formula="of:=IFERROR(__xludf.dummyfunction(&quot;vlookup($A8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8, importrange(&quot;&quot;https://docs.google.com/spreadsheets/d/1NpC0pTB9nH-Rx6T60VrRH3XIWR-xhIY06e5IOiKNPQE/edit&quot;&quot;, &quot;&quot;Upstream Projects!$A$2:$K&quot;&quot;), 7,false)&quot;);&quot;https://wiki.centos.org https://docs.centos.org &quot;)" office:value-type="string" office:string-value="https://wiki.centos.org https://docs.centos.org " calcext:value-type="string">
            <text:p>https://wiki.centos.org https://docs.centos.org 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JBeret</text:p>
          </table:table-cell>
          <table:table-cell table:style-name="ce3" table:content-validation-name="val1"/>
          <table:table-cell table:style-name="ce4" table:formula="of:=IFERROR(__xludf.dummyfunction(&quot;vlookup($A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9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OKD</text:p>
          </table:table-cell>
          <table:table-cell table:style-name="ce3" table:content-validation-name="val1"/>
          <table:table-cell table:style-name="ce4" table:formula="of:=IFERROR(__xludf.dummyfunction(&quot;vlookup($A1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0, importrange(&quot;&quot;https://docs.google.com/spreadsheets/d/1NpC0pTB9nH-Rx6T60VrRH3XIWR-xhIY06e5IOiKNPQE/edit&quot;&quot;, &quot;&quot;Upstream Projects!$A$2:$K&quot;&quot;), 8,false)&quot;);&quot;dmueller@redhat.com &quot;)" office:value-type="string" office:string-value="dmueller@redhat.com " calcext:value-type="string">
            <text:p>dmueller@redhat.com </text:p>
          </table:table-cell>
          <table:table-cell table:style-name="ce4" table:formula="of:=IFERROR(__xludf.dummyfunction(&quot;vlookup($A10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5" table:formula="of:=IFERROR(__xludf.dummyfunction(&quot;vlookup($A10, importrange(&quot;&quot;https://docs.google.com/spreadsheets/d/1NpC0pTB9nH-Rx6T60VrRH3XIWR-xhIY06e5IOiKNPQE/edit&quot;&quot;, &quot;&quot;Upstream Projects!$A$2:$K&quot;&quot;), 7,false)&quot;);&quot;https://github.com/openshift/openshift-docs&quot;)" office:value-type="string" office:string-value="https://github.com/openshift/openshift-docs" calcext:value-type="string">
            <text:p>https://github.com/openshift/openshift-docs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Tomcat</text:p>
          </table:table-cell>
          <table:table-cell table:style-name="ce3" table:content-validation-name="val1"/>
          <table:table-cell table:style-name="ce5" table:formula="of:=IFERROR(__xludf.dummyfunction(&quot;vlookup($A11, importrange(&quot;&quot;https://docs.google.com/spreadsheets/d/1NpC0pTB9nH-Rx6T60VrRH3XIWR-xhIY06e5IOiKNPQE/edit&quot;&quot;, &quot;&quot;Upstream Projects!$A$2:$K&quot;&quot;), 4,false)&quot;);&quot;https://github.com/apache/tomcat&quot;)" office:value-type="string" office:string-value="https://github.com/apache/tomcat" calcext:value-type="string">
            <text:p>https://github.com/apache/tomcat</text:p>
          </table:table-cell>
          <table:table-cell table:style-name="ce4" table:formula="of:=IFERROR(__xludf.dummyfunction(&quot;vlookup($A11, importrange(&quot;&quot;https://docs.google.com/spreadsheets/d/1NpC0pTB9nH-Rx6T60VrRH3XIWR-xhIY06e5IOiKNPQE/edit&quot;&quot;, &quot;&quot;Upstream Projects!$A$2:$K&quot;&quot;), 8,false)&quot;);&quot;Mark Thomas markt@apache.org&quot;)" office:value-type="string" office:string-value="Mark Thomas markt@apache.org" calcext:value-type="string">
            <text:p>Mark Thomas markt@apache.org</text:p>
          </table:table-cell>
          <table:table-cell table:style-name="ce4" table:formula="of:=IFERROR(__xludf.dummyfunction(&quot;vlookup($A11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1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Dogtag</text:p>
          </table:table-cell>
          <table:table-cell table:style-name="ce3" table:content-validation-name="val1"/>
          <table:table-cell table:style-name="ce4" table:formula="of:=IFERROR(__xludf.dummyfunction(&quot;vlookup($A12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2, importrange(&quot;&quot;https://docs.google.com/spreadsheets/d/1NpC0pTB9nH-Rx6T60VrRH3XIWR-xhIY06e5IOiKNPQE/edit&quot;&quot;, &quot;&quot;Upstream Projects!$A$2:$K&quot;&quot;), 8,false)&quot;);&quot;pki-team &lt;pki-team@redhat.com&gt;&quot;)" office:value-type="string" office:string-value="pki-team &lt;pki-team@redhat.com&gt;" calcext:value-type="string">
            <text:p>pki-team &lt;pki-team@redhat.com&gt;</text:p>
          </table:table-cell>
          <table:table-cell table:style-name="ce4" table:formula="of:=IFERROR(__xludf.dummyfunction(&quot;vlookup($A12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2, importrange(&quot;&quot;https://docs.google.com/spreadsheets/d/1NpC0pTB9nH-Rx6T60VrRH3XIWR-xhIY06e5IOiKNPQE/edit&quot;&quot;, &quot;&quot;Upstream Projects!$A$2:$K&quot;&quot;), 7,false)&quot;);&quot;https://www.dogtagpki.org/wiki/PKI_Documentation&#10;https://access.redhat.com/documentation/en-us/red_hat_directory_server/11/&quot;)" office:value-type="string" office:string-value="https://www.dogtagpki.org/wiki/PKI_Documentation&#10;https://access.redhat.com/documentation/en-us/red_hat_directory_server/11/" calcext:value-type="string">
            <text:p>https://www.dogtagpki.org/wiki/PKI_Documentation</text:p>
            <text:p>https://access.redhat.com/documentation/en-us/red_hat_directory_server/11/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pacewalk</text:p>
          </table:table-cell>
          <table:table-cell table:style-name="ce3" table:content-validation-name="val1"/>
          <table:table-cell table:style-name="ce4" table:formula="of:=IFERROR(__xludf.dummyfunction(&quot;vlookup($A1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3, importrange(&quot;&quot;https://docs.google.com/spreadsheets/d/1NpC0pTB9nH-Rx6T60VrRH3XIWR-xhIY06e5IOiKNPQE/edit&quot;&quot;, &quot;&quot;Upstream Projects!$A$2:$K&quot;&quot;), 8,false)&quot;);&quot;Melanie Corr &lt;mcorr@redhat.com&gt;&quot;)" office:value-type="string" office:string-value="Melanie Corr &lt;mcorr@redhat.com&gt;" calcext:value-type="string">
            <text:p>Melanie Corr &lt;mcorr@redhat.com&gt;</text:p>
          </table:table-cell>
          <table:table-cell table:style-name="ce4" table:formula="of:=IFERROR(__xludf.dummyfunction(&quot;vlookup($A13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oftware Collections</text:p>
          </table:table-cell>
          <table:table-cell table:style-name="ce3" table:content-validation-name="val1"/>
          <table:table-cell table:style-name="ce5" table:formula="of:=IFERROR(__xludf.dummyfunction(&quot;vlookup($A14, importrange(&quot;&quot;https://docs.google.com/spreadsheets/d/1NpC0pTB9nH-Rx6T60VrRH3XIWR-xhIY06e5IOiKNPQE/edit&quot;&quot;, &quot;&quot;Upstream Projects!$A$2:$K&quot;&quot;), 4,false)&quot;);&quot;https://www.softwarecollections.org/en/scls/&quot;)" office:value-type="string" office:string-value="https://www.softwarecollections.org/en/scls/" calcext:value-type="string">
            <text:p>https://www.softwarecollections.org/en/scls/</text:p>
          </table:table-cell>
          <table:table-cell table:style-name="ce4" table:formula="of:=IFERROR(__xludf.dummyfunction(&quot;vlookup($A14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14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Enterprise Service Bus</text:p>
          </table:table-cell>
          <table:table-cell table:style-name="ce3" table:content-validation-name="val1"/>
          <table:table-cell table:style-name="ce4" table:formula="of:=IFERROR(__xludf.dummyfunction(&quot;vlookup($A1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5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15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libvirt</text:p>
          </table:table-cell>
          <table:table-cell table:style-name="ce3" table:content-validation-name="val1"/>
          <table:table-cell table:style-name="ce5" table:formula="of:=IFERROR(__xludf.dummyfunction(&quot;vlookup($A16, importrange(&quot;&quot;https://docs.google.com/spreadsheets/d/1NpC0pTB9nH-Rx6T60VrRH3XIWR-xhIY06e5IOiKNPQE/edit&quot;&quot;, &quot;&quot;Upstream Projects!$A$2:$K&quot;&quot;), 4,false)&quot;);&quot;https://gitlab.com/libvirt/libvirt&quot;)" office:value-type="string" office:string-value="https://gitlab.com/libvirt/libvirt" calcext:value-type="string">
            <text:p>https://gitlab.com/libvirt/libvirt</text:p>
          </table:table-cell>
          <table:table-cell table:style-name="ce4" table:formula="of:=IFERROR(__xludf.dummyfunction(&quot;vlookup($A1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1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andlepin</text:p>
          </table:table-cell>
          <table:table-cell table:style-name="ce3" table:content-validation-name="val1"/>
          <table:table-cell table:style-name="ce4" table:formula="of:=IFERROR(__xludf.dummyfunction(&quot;vlookup($A1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17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toraged</text:p>
          </table:table-cell>
          <table:table-cell table:style-name="ce3" table:content-validation-name="val1"/>
          <table:table-cell table:style-name="ce4" table:formula="of:=IFERROR(__xludf.dummyfunction(&quot;vlookup($A1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8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18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8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RHQ</text:p>
          </table:table-cell>
          <table:table-cell table:style-name="ce3" table:content-validation-name="val1"/>
          <table:table-cell table:style-name="ce4" table:formula="of:=IFERROR(__xludf.dummyfunction(&quot;vlookup($A1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1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19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1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RDO</text:p>
          </table:table-cell>
          <table:table-cell table:style-name="ce3" table:content-validation-name="val1"/>
          <table:table-cell table:style-name="ce4" table:formula="of:=IFERROR(__xludf.dummyfunction(&quot;vlookup($A2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0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0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2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anageIQ</text:p>
          </table:table-cell>
          <table:table-cell table:style-name="ce3" table:content-validation-name="val1"/>
          <table:table-cell table:style-name="ce4" table:formula="of:=IFERROR(__xludf.dummyfunction(&quot;vlookup($A2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1, importrange(&quot;&quot;https://docs.google.com/spreadsheets/d/1NpC0pTB9nH-Rx6T60VrRH3XIWR-xhIY06e5IOiKNPQE/edit&quot;&quot;, &quot;&quot;Upstream Projects!$A$2:$K&quot;&quot;), 8,false)&quot;);&quot;Carol Chen &lt;carchen@redhat.com&gt;&quot;)" office:value-type="string" office:string-value="Carol Chen &lt;carchen@redhat.com&gt;" calcext:value-type="string">
            <text:p>Carol Chen &lt;carchen@redhat.com&gt;</text:p>
          </table:table-cell>
          <table:table-cell table:style-name="ce4" table:formula="of:=IFERROR(__xludf.dummyfunction(&quot;vlookup($A21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5" table:formula="of:=IFERROR(__xludf.dummyfunction(&quot;vlookup($A21, importrange(&quot;&quot;https://docs.google.com/spreadsheets/d/1NpC0pTB9nH-Rx6T60VrRH3XIWR-xhIY06e5IOiKNPQE/edit&quot;&quot;, &quot;&quot;Upstream Projects!$A$2:$K&quot;&quot;), 7,false)&quot;);&quot;https://www.manageiq.org/docs/&quot;)" office:value-type="string" office:string-value="https://www.manageiq.org/docs/" calcext:value-type="string">
            <text:p>https://www.manageiq.org/docs/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oku</text:p>
          </table:table-cell>
          <table:table-cell table:style-name="ce3" table:content-validation-name="val1"/>
          <table:table-cell table:style-name="ce4" table:formula="of:=IFERROR(__xludf.dummyfunction(&quot;vlookup($A22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2, importrange(&quot;&quot;https://docs.google.com/spreadsheets/d/1NpC0pTB9nH-Rx6T60VrRH3XIWR-xhIY06e5IOiKNPQE/edit&quot;&quot;, &quot;&quot;Upstream Projects!$A$2:$K&quot;&quot;), 2,false)&quot;);&quot;No foundation&quot;)" office:value-type="string" office:string-value="No foundation" calcext:value-type="string">
            <text:p>No foundation</text:p>
          </table:table-cell>
          <table:table-cell table:style-name="ce5" table:formula="of:=IFERROR(__xludf.dummyfunction(&quot;vlookup($A22, importrange(&quot;&quot;https://docs.google.com/spreadsheets/d/1NpC0pTB9nH-Rx6T60VrRH3XIWR-xhIY06e5IOiKNPQE/edit&quot;&quot;, &quot;&quot;Upstream Projects!$A$2:$K&quot;&quot;), 7,false)&quot;);&quot;https://koku.readthedocs.io/&quot;)" office:value-type="string" office:string-value="https://koku.readthedocs.io/" calcext:value-type="string">
            <text:p>https://koku.readthedocs.io/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Narayana</text:p>
          </table:table-cell>
          <table:table-cell table:style-name="ce3" table:content-validation-name="val1"/>
          <table:table-cell table:style-name="ce4" table:formula="of:=IFERROR(__xludf.dummyfunction(&quot;vlookup($A2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3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2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ulp</text:p>
          </table:table-cell>
          <table:table-cell table:style-name="ce3" table:content-validation-name="val1"/>
          <table:table-cell table:style-name="ce4" table:formula="of:=IFERROR(__xludf.dummyfunction(&quot;vlookup($A24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4, importrange(&quot;&quot;https://docs.google.com/spreadsheets/d/1NpC0pTB9nH-Rx6T60VrRH3XIWR-xhIY06e5IOiKNPQE/edit&quot;&quot;, &quot;&quot;Upstream Projects!$A$2:$K&quot;&quot;), 8,false)&quot;);&quot;Melanie Corr mcorr@redhat.com&quot;)" office:value-type="string" office:string-value="Melanie Corr mcorr@redhat.com" calcext:value-type="string">
            <text:p>Melanie Corr mcorr@redhat.com</text:p>
          </table:table-cell>
          <table:table-cell table:style-name="ce4" table:formula="of:=IFERROR(__xludf.dummyfunction(&quot;vlookup($A24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5" table:formula="of:=IFERROR(__xludf.dummyfunction(&quot;vlookup($A24, importrange(&quot;&quot;https://docs.google.com/spreadsheets/d/1NpC0pTB9nH-Rx6T60VrRH3XIWR-xhIY06e5IOiKNPQE/edit&quot;&quot;, &quot;&quot;Upstream Projects!$A$2:$K&quot;&quot;), 7,false)&quot;);&quot;https://pulpproject.org/docs/&quot;)" office:value-type="string" office:string-value="https://pulpproject.org/docs/" calcext:value-type="string">
            <text:p>https://pulpproject.org/docs/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RESTEasy</text:p>
          </table:table-cell>
          <table:table-cell table:style-name="ce3" table:content-validation-name="val1"/>
          <table:table-cell table:style-name="ce4" table:formula="of:=IFERROR(__xludf.dummyfunction(&quot;vlookup($A2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5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5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2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Red Hat Insights</text:p>
          </table:table-cell>
          <table:table-cell table:style-name="ce3" table:content-validation-name="val1"/>
          <table:table-cell table:style-name="ce4" table:formula="of:=IFERROR(__xludf.dummyfunction(&quot;vlookup($A2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2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erformance Co-Pilot</text:p>
          </table:table-cell>
          <table:table-cell table:style-name="ce3" table:content-validation-name="val1"/>
          <table:table-cell table:style-name="ce4" table:formula="of:=IFERROR(__xludf.dummyfunction(&quot;vlookup($A2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7, importrange(&quot;&quot;https://docs.google.com/spreadsheets/d/1NpC0pTB9nH-Rx6T60VrRH3XIWR-xhIY06e5IOiKNPQE/edit&quot;&quot;, &quot;&quot;Upstream Projects!$A$2:$K&quot;&quot;), 2,false)&quot;);&quot;Software in the Public Interest&quot;)" office:value-type="string" office:string-value="Software in the Public Interest" calcext:value-type="string">
            <text:p>Software in the Public Interest</text:p>
          </table:table-cell>
          <table:table-cell table:style-name="ce4" table:formula="of:=IFERROR(__xludf.dummyfunction(&quot;vlookup($A2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Weld</text:p>
          </table:table-cell>
          <table:table-cell table:style-name="ce3" table:content-validation-name="val1"/>
          <table:table-cell table:style-name="ce4" table:formula="of:=IFERROR(__xludf.dummyfunction(&quot;vlookup($A2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8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8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28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oVirt</text:p>
          </table:table-cell>
          <table:table-cell table:style-name="ce3" table:content-validation-name="val1"/>
          <table:table-cell table:style-name="ce4" table:formula="of:=IFERROR(__xludf.dummyfunction(&quot;vlookup($A2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2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29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2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witchyard</text:p>
          </table:table-cell>
          <table:table-cell table:style-name="ce3" table:content-validation-name="val1"/>
          <table:table-cell table:style-name="ce4" table:formula="of:=IFERROR(__xludf.dummyfunction(&quot;vlookup($A3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0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0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jBPM</text:p>
          </table:table-cell>
          <table:table-cell table:style-name="ce3" table:content-validation-name="val1"/>
          <table:table-cell table:style-name="ce4" table:formula="of:=IFERROR(__xludf.dummyfunction(&quot;vlookup($A3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1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1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ubeVirt</text:p>
          </table:table-cell>
          <table:table-cell table:style-name="ce3" table:content-validation-name="val1"/>
          <table:table-cell table:style-name="ce5" table:formula="of:=IFERROR(__xludf.dummyfunction(&quot;vlookup($A32, importrange(&quot;&quot;https://docs.google.com/spreadsheets/d/1NpC0pTB9nH-Rx6T60VrRH3XIWR-xhIY06e5IOiKNPQE/edit&quot;&quot;, &quot;&quot;Upstream Projects!$A$2:$K&quot;&quot;), 4,false)&quot;);&quot;https://github.com/kubevirt/kubevirt&quot;)" office:value-type="string" office:string-value="https://github.com/kubevirt/kubevirt" calcext:value-type="string">
            <text:p>https://github.com/kubevirt/kubevirt</text:p>
          </table:table-cell>
          <table:table-cell table:style-name="ce4" table:formula="of:=IFERROR(__xludf.dummyfunction(&quot;vlookup($A32, importrange(&quot;&quot;https://docs.google.com/spreadsheets/d/1NpC0pTB9nH-Rx6T60VrRH3XIWR-xhIY06e5IOiKNPQE/edit&quot;&quot;, &quot;&quot;Upstream Projects!$A$2:$K&quot;&quot;), 8,false)&quot;);&quot;Pep Turro Mauri &lt;jturro@redhat.com&gt;&quot;)" office:value-type="string" office:string-value="Pep Turro Mauri &lt;jturro@redhat.com&gt;" calcext:value-type="string">
            <text:p>Pep Turro Mauri &lt;jturro@redhat.com&gt;</text:p>
          </table:table-cell>
          <table:table-cell table:style-name="ce4" table:formula="of:=IFERROR(__xludf.dummyfunction(&quot;vlookup($A32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2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atternfly</text:p>
          </table:table-cell>
          <table:table-cell table:style-name="ce3" table:content-validation-name="val1"/>
          <table:table-cell table:style-name="ce4" table:formula="of:=IFERROR(__xludf.dummyfunction(&quot;vlookup($A3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3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FreeIPA</text:p>
          </table:table-cell>
          <table:table-cell table:style-name="ce3" table:content-validation-name="val1"/>
          <table:table-cell table:style-name="ce5" table:formula="of:=IFERROR(__xludf.dummyfunction(&quot;vlookup($A34, importrange(&quot;&quot;https://docs.google.com/spreadsheets/d/1NpC0pTB9nH-Rx6T60VrRH3XIWR-xhIY06e5IOiKNPQE/edit&quot;&quot;, &quot;&quot;Upstream Projects!$A$2:$K&quot;&quot;), 4,false)&quot;);&quot;https://pagure.io/freeipa.git&quot;)" office:value-type="string" office:string-value="https://pagure.io/freeipa.git" calcext:value-type="string">
            <text:p>https://pagure.io/freeipa.git</text:p>
          </table:table-cell>
          <table:table-cell table:style-name="ce4" table:formula="of:=IFERROR(__xludf.dummyfunction(&quot;vlookup($A34, importrange(&quot;&quot;https://docs.google.com/spreadsheets/d/1NpC0pTB9nH-Rx6T60VrRH3XIWR-xhIY06e5IOiKNPQE/edit&quot;&quot;, &quot;&quot;Upstream Projects!$A$2:$K&quot;&quot;), 8,false)&quot;);&quot;Rob Crittenden. rcrit@redhat.com&quot;)" office:value-type="string" office:string-value="Rob Crittenden. rcrit@redhat.com" calcext:value-type="string">
            <text:p>Rob Crittenden. rcrit@redhat.com</text:p>
          </table:table-cell>
          <table:table-cell table:style-name="ce4" table:formula="of:=IFERROR(__xludf.dummyfunction(&quot;vlookup($A34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4, importrange(&quot;&quot;https://docs.google.com/spreadsheets/d/1NpC0pTB9nH-Rx6T60VrRH3XIWR-xhIY06e5IOiKNPQE/edit&quot;&quot;, &quot;&quot;Upstream Projects!$A$2:$K&quot;&quot;), 7,false)&quot;);&quot;https://access.redhat.com/documentation/en-us/red_hat_enterprise_linux/7/#category-identity-management&#10;https://access.redhat.com/documentation/en-us/red_hat_enterprise_linux/8/ search for Identity Managment section&quot;)" office:value-type="string" office:string-value="https://access.redhat.com/documentation/en-us/red_hat_enterprise_linux/7/#category-identity-management&#10;https://access.redhat.com/documentation/en-us/red_hat_enterprise_linux/8/ search for Identity Managment section" calcext:value-type="string">
            <text:p>https://access.redhat.com/documentation/en-us/red_hat_enterprise_linux/7/#category-identity-management</text:p>
            <text:p>https://access.redhat.com/documentation/en-us/red_hat_enterprise_linux/8/ search for Identity Managment section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EnMasse</text:p>
          </table:table-cell>
          <table:table-cell table:style-name="ce3" table:content-validation-name="val1"/>
          <table:table-cell table:style-name="ce4" table:formula="of:=IFERROR(__xludf.dummyfunction(&quot;vlookup($A3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5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5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atello</text:p>
          </table:table-cell>
          <table:table-cell table:style-name="ce3" table:content-validation-name="val1"/>
          <table:table-cell table:style-name="ce4" table:formula="of:=IFERROR(__xludf.dummyfunction(&quot;vlookup($A3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nowdrop</text:p>
          </table:table-cell>
          <table:table-cell table:style-name="ce3" table:content-validation-name="val1"/>
          <table:table-cell table:style-name="ce4" table:formula="of:=IFERROR(__xludf.dummyfunction(&quot;vlookup($A3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7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Gluster</text:p>
          </table:table-cell>
          <table:table-cell table:style-name="ce3" table:content-validation-name="val1"/>
          <table:table-cell table:style-name="ce4" table:formula="of:=IFERROR(__xludf.dummyfunction(&quot;vlookup($A3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8, importrange(&quot;&quot;https://docs.google.com/spreadsheets/d/1NpC0pTB9nH-Rx6T60VrRH3XIWR-xhIY06e5IOiKNPQE/edit&quot;&quot;, &quot;&quot;Upstream Projects!$A$2:$K&quot;&quot;), 8,false)&quot;);&quot;Ravishankar Narayanankutty- ranaraya@redhat.com (Note: I'm *not* the community manager. Just volunteering for this effort).&quot;)" office:value-type="string" office:string-value="Ravishankar Narayanankutty- ranaraya@redhat.com (Note: I'm *not* the community manager. Just volunteering for this effort)." calcext:value-type="string">
            <text:p>Ravishankar Narayanankutty- ranaraya@redhat.com (Note: I'm *not* the community manager. Just volunteering for this effort).</text:p>
          </table:table-cell>
          <table:table-cell table:style-name="ce4" table:formula="of:=IFERROR(__xludf.dummyfunction(&quot;vlookup($A38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5" table:formula="of:=IFERROR(__xludf.dummyfunction(&quot;vlookup($A38, importrange(&quot;&quot;https://docs.google.com/spreadsheets/d/1NpC0pTB9nH-Rx6T60VrRH3XIWR-xhIY06e5IOiKNPQE/edit&quot;&quot;, &quot;&quot;Upstream Projects!$A$2:$K&quot;&quot;), 7,false)&quot;);&quot;https://github.com/gluster/glusterdocs&quot;)" office:value-type="string" office:string-value="https://github.com/gluster/glusterdocs" calcext:value-type="string">
            <text:p>https://github.com/gluster/glusterdocs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WildFly</text:p>
          </table:table-cell>
          <table:table-cell table:style-name="ce3" table:content-validation-name="val1"/>
          <table:table-cell table:style-name="ce4" table:formula="of:=IFERROR(__xludf.dummyfunction(&quot;vlookup($A3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3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39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3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Eclipse Che</text:p>
          </table:table-cell>
          <table:table-cell table:style-name="ce3" table:content-validation-name="val1"/>
          <table:table-cell table:style-name="ce4" table:formula="of:=IFERROR(__xludf.dummyfunction(&quot;vlookup($A4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0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0, importrange(&quot;&quot;https://docs.google.com/spreadsheets/d/1NpC0pTB9nH-Rx6T60VrRH3XIWR-xhIY06e5IOiKNPQE/edit&quot;&quot;, &quot;&quot;Upstream Projects!$A$2:$K&quot;&quot;), 2,false)&quot;);&quot;Eclipse Foundation&quot;)" office:value-type="string" office:string-value="Eclipse Foundation" calcext:value-type="string">
            <text:p>Eclipse Foundation</text:p>
          </table:table-cell>
          <table:table-cell table:style-name="ce4" table:formula="of:=IFERROR(__xludf.dummyfunction(&quot;vlookup($A4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JBoss Web Services</text:p>
          </table:table-cell>
          <table:table-cell table:style-name="ce3" table:content-validation-name="val1"/>
          <table:table-cell table:style-name="ce4" table:formula="of:=IFERROR(__xludf.dummyfunction(&quot;vlookup($A4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1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1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QEMU</text:p>
          </table:table-cell>
          <table:table-cell table:style-name="ce3" table:content-validation-name="val1"/>
          <table:table-cell table:style-name="ce4" table:formula="of:=IFERROR(__xludf.dummyfunction(&quot;vlookup($A42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2, importrange(&quot;&quot;https://docs.google.com/spreadsheets/d/1NpC0pTB9nH-Rx6T60VrRH3XIWR-xhIY06e5IOiKNPQE/edit&quot;&quot;, &quot;&quot;Upstream Projects!$A$2:$K&quot;&quot;), 2,false)&quot;);&quot;Software Freedom Conservancy&quot;)" office:value-type="string" office:string-value="Software Freedom Conservancy" calcext:value-type="string">
            <text:p>Software Freedom Conservancy</text:p>
          </table:table-cell>
          <table:table-cell table:style-name="ce4" table:formula="of:=IFERROR(__xludf.dummyfunction(&quot;vlookup($A42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JBoss Tools</text:p>
          </table:table-cell>
          <table:table-cell table:style-name="ce3" table:content-validation-name="val1"/>
          <table:table-cell table:style-name="ce4" table:formula="of:=IFERROR(__xludf.dummyfunction(&quot;vlookup($A4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3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Teiid</text:p>
          </table:table-cell>
          <table:table-cell table:style-name="ce3" table:content-validation-name="val1"/>
          <table:table-cell table:style-name="ce4" table:formula="of:=IFERROR(__xludf.dummyfunction(&quot;vlookup($A44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4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4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Infinispan</text:p>
          </table:table-cell>
          <table:table-cell table:style-name="ce3" table:content-validation-name="val1"/>
          <table:table-cell table:style-name="ce4" table:formula="of:=IFERROR(__xludf.dummyfunction(&quot;vlookup($A4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5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5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Rook</text:p>
          </table:table-cell>
          <table:table-cell table:style-name="ce3" table:content-validation-name="val1"/>
          <table:table-cell table:style-name="ce4" table:formula="of:=IFERROR(__xludf.dummyfunction(&quot;vlookup($A4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6, importrange(&quot;&quot;https://docs.google.com/spreadsheets/d/1NpC0pTB9nH-Rx6T60VrRH3XIWR-xhIY06e5IOiKNPQE/edit&quot;&quot;, &quot;&quot;Upstream Projects!$A$2:$K&quot;&quot;), 8,false)&quot;);&quot;Mike Perez @ redhat&quot;)" office:value-type="string" office:string-value="Mike Perez @ redhat" calcext:value-type="string">
            <text:p>Mike Perez @ redhat</text:p>
          </table:table-cell>
          <table:table-cell table:style-name="ce4" table:formula="of:=IFERROR(__xludf.dummyfunction(&quot;vlookup($A46, importrange(&quot;&quot;https://docs.google.com/spreadsheets/d/1NpC0pTB9nH-Rx6T60VrRH3XIWR-xhIY06e5IOiKNPQE/edit&quot;&quot;, &quot;&quot;Upstream Projects!$A$2:$K&quot;&quot;), 2,false)&quot;);&quot;Cloud Native Computing Foundation&quot;)" office:value-type="string" office:string-value="Cloud Native Computing Foundation" calcext:value-type="string">
            <text:p>Cloud Native Computing Foundation</text:p>
          </table:table-cell>
          <table:table-cell table:style-name="ce4" table:formula="of:=IFERROR(__xludf.dummyfunction(&quot;vlookup($A4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<text:a xlink:href="http://radanalytics.io" xlink:type="simple">radanalytics.io</text:a></text:p>
          </table:table-cell>
          <table:table-cell table:style-name="ce3" table:content-validation-name="val1"/>
          <table:table-cell table:style-name="ce4" table:formula="of:=IFERROR(__xludf.dummyfunction(&quot;vlookup($A4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7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ockpit</text:p>
          </table:table-cell>
          <table:table-cell table:style-name="ce3" table:content-validation-name="val1"/>
          <table:table-cell table:style-name="ce4" table:formula="of:=IFERROR(__xludf.dummyfunction(&quot;vlookup($A4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8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8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48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SELinux</text:p>
          </table:table-cell>
          <table:table-cell table:style-name="ce3" table:content-validation-name="val1"/>
          <table:table-cell table:style-name="ce4" table:formula="of:=IFERROR(__xludf.dummyfunction(&quot;vlookup($A4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4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49, importrange(&quot;&quot;https://docs.google.com/spreadsheets/d/1NpC0pTB9nH-Rx6T60VrRH3XIWR-xhIY06e5IOiKNPQE/edit&quot;&quot;, &quot;&quot;Upstream Projects!$A$2:$K&quot;&quot;), 2,false)&quot;);&quot;No foundation&quot;)" office:value-type="string" office:string-value="No foundation" calcext:value-type="string">
            <text:p>No foundation</text:p>
          </table:table-cell>
          <table:table-cell table:style-name="ce4" table:formula="of:=IFERROR(__xludf.dummyfunction(&quot;vlookup($A4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OpenStack</text:p>
          </table:table-cell>
          <table:table-cell table:style-name="ce3" table:content-validation-name="val1"/>
          <table:table-cell table:style-name="ce4" table:formula="of:=IFERROR(__xludf.dummyfunction(&quot;vlookup($A5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0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0, importrange(&quot;&quot;https://docs.google.com/spreadsheets/d/1NpC0pTB9nH-Rx6T60VrRH3XIWR-xhIY06e5IOiKNPQE/edit&quot;&quot;, &quot;&quot;Upstream Projects!$A$2:$K&quot;&quot;), 2,false)&quot;);&quot;OpenStack Foundation&quot;)" office:value-type="string" office:string-value="OpenStack Foundation" calcext:value-type="string">
            <text:p>OpenStack Foundation</text:p>
          </table:table-cell>
          <table:table-cell table:style-name="ce4" table:formula="of:=IFERROR(__xludf.dummyfunction(&quot;vlookup($A5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nsible</text:p>
          </table:table-cell>
          <table:table-cell table:style-name="ce3" table:content-validation-name="val1"/>
          <table:table-cell table:style-name="ce4" table:formula="of:=IFERROR(__xludf.dummyfunction(&quot;vlookup($A5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1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1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5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Drools</text:p>
          </table:table-cell>
          <table:table-cell table:style-name="ce3" table:content-validation-name="val1"/>
          <table:table-cell table:style-name="ce4" table:formula="of:=IFERROR(__xludf.dummyfunction(&quot;vlookup($A52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2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52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glibc</text:p>
          </table:table-cell>
          <table:table-cell table:style-name="ce3" table:content-validation-name="val1"/>
          <table:table-cell table:style-name="ce4" table:formula="of:=IFERROR(__xludf.dummyfunction(&quot;vlookup($A5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3, importrange(&quot;&quot;https://docs.google.com/spreadsheets/d/1NpC0pTB9nH-Rx6T60VrRH3XIWR-xhIY06e5IOiKNPQE/edit&quot;&quot;, &quot;&quot;Upstream Projects!$A$2:$K&quot;&quot;), 2,false)&quot;);&quot;Free Software Foundation&quot;)" office:value-type="string" office:string-value="Free Software Foundation" calcext:value-type="string">
            <text:p>Free Software Foundation</text:p>
          </table:table-cell>
          <table:table-cell table:style-name="ce4" table:formula="of:=IFERROR(__xludf.dummyfunction(&quot;vlookup($A5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ActiveMQ Artemis</text:p>
          </table:table-cell>
          <table:table-cell table:style-name="ce3" table:content-validation-name="val1"/>
          <table:table-cell table:style-name="ce4" table:formula="of:=IFERROR(__xludf.dummyfunction(&quot;vlookup($A54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4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4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5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Foreman</text:p>
          </table:table-cell>
          <table:table-cell table:style-name="ce3" table:content-validation-name="val1"/>
          <table:table-cell table:style-name="ce4" table:formula="of:=IFERROR(__xludf.dummyfunction(&quot;vlookup($A5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5, importrange(&quot;&quot;https://docs.google.com/spreadsheets/d/1NpC0pTB9nH-Rx6T60VrRH3XIWR-xhIY06e5IOiKNPQE/edit&quot;&quot;, &quot;&quot;Upstream Projects!$A$2:$K&quot;&quot;), 8,false)&quot;);&quot;mcorr@redhat.com&quot;)" office:value-type="string" office:string-value="mcorr@redhat.com" calcext:value-type="string">
            <text:p>mcorr@redhat.com</text:p>
          </table:table-cell>
          <table:table-cell table:style-name="ce4" table:formula="of:=IFERROR(__xludf.dummyfunction(&quot;vlookup($A55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5" table:formula="of:=IFERROR(__xludf.dummyfunction(&quot;vlookup($A55, importrange(&quot;&quot;https://docs.google.com/spreadsheets/d/1NpC0pTB9nH-Rx6T60VrRH3XIWR-xhIY06e5IOiKNPQE/edit&quot;&quot;, &quot;&quot;Upstream Projects!$A$2:$K&quot;&quot;), 7,false)&quot;);&quot;https://theforeman.org/manuals/2.0/index.html&quot;)" office:value-type="string" office:string-value="https://theforeman.org/manuals/2.0/index.html" calcext:value-type="string">
            <text:p>https://theforeman.org/manuals/2.0/index.html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eroGear</text:p>
          </table:table-cell>
          <table:table-cell table:style-name="ce3" table:content-validation-name="val1"/>
          <table:table-cell table:style-name="ce4" table:formula="of:=IFERROR(__xludf.dummyfunction(&quot;vlookup($A5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5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3scale API Management</text:p>
          </table:table-cell>
          <table:table-cell table:style-name="ce3" table:content-validation-name="val1"/>
          <table:table-cell table:style-name="ce4" table:formula="of:=IFERROR(__xludf.dummyfunction(&quot;vlookup($A5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7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5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OpenShift Do (Odo)</text:p>
          </table:table-cell>
          <table:table-cell table:style-name="ce3" table:content-validation-name="val1"/>
          <table:table-cell table:style-name="ce4" table:formula="of:=IFERROR(__xludf.dummyfunction(&quot;vlookup($A5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8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8, importrange(&quot;&quot;https://docs.google.com/spreadsheets/d/1NpC0pTB9nH-Rx6T60VrRH3XIWR-xhIY06e5IOiKNPQE/edit&quot;&quot;, &quot;&quot;Upstream Projects!$A$2:$K&quot;&quot;), 2,false)&quot;);&quot;&quot;)">
            <text:p/>
          </table:table-cell>
          <table:table-cell table:style-name="ce4" table:formula="of:=IFERROR(__xludf.dummyfunction(&quot;vlookup($A58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GNOME</text:p>
          </table:table-cell>
          <table:table-cell table:style-name="ce3" table:content-validation-name="val1"/>
          <table:table-cell table:style-name="ce4" table:formula="of:=IFERROR(__xludf.dummyfunction(&quot;vlookup($A5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5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59, importrange(&quot;&quot;https://docs.google.com/spreadsheets/d/1NpC0pTB9nH-Rx6T60VrRH3XIWR-xhIY06e5IOiKNPQE/edit&quot;&quot;, &quot;&quot;Upstream Projects!$A$2:$K&quot;&quot;), 2,false)&quot;);&quot;GNOME Foundation&quot;)" office:value-type="string" office:string-value="GNOME Foundation" calcext:value-type="string">
            <text:p>GNOME Foundation</text:p>
          </table:table-cell>
          <table:table-cell table:style-name="ce4" table:formula="of:=IFERROR(__xludf.dummyfunction(&quot;vlookup($A5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eph</text:p>
          </table:table-cell>
          <table:table-cell table:style-name="ce3" table:content-validation-name="val1"/>
          <table:table-cell table:style-name="ce4" table:formula="of:=IFERROR(__xludf.dummyfunction(&quot;vlookup($A6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0, importrange(&quot;&quot;https://docs.google.com/spreadsheets/d/1NpC0pTB9nH-Rx6T60VrRH3XIWR-xhIY06e5IOiKNPQE/edit&quot;&quot;, &quot;&quot;Upstream Projects!$A$2:$K&quot;&quot;), 8,false)&quot;);&quot;Mike Perez&quot;)" office:value-type="string" office:string-value="Mike Perez" calcext:value-type="string">
            <text:p>Mike Perez</text:p>
          </table:table-cell>
          <table:table-cell table:style-name="ce4" table:formula="of:=IFERROR(__xludf.dummyfunction(&quot;vlookup($A60, importrange(&quot;&quot;https://docs.google.com/spreadsheets/d/1NpC0pTB9nH-Rx6T60VrRH3XIWR-xhIY06e5IOiKNPQE/edit&quot;&quot;, &quot;&quot;Upstream Projects!$A$2:$K&quot;&quot;), 2,false)&quot;);&quot;Ceph Foundation&quot;)" office:value-type="string" office:string-value="Ceph Foundation" calcext:value-type="string">
            <text:p>Ceph Foundation</text:p>
          </table:table-cell>
          <table:table-cell table:style-name="ce4" table:formula="of:=IFERROR(__xludf.dummyfunction(&quot;vlookup($A6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oby</text:p>
          </table:table-cell>
          <table:table-cell table:style-name="ce3" table:content-validation-name="val1"/>
          <table:table-cell table:style-name="ce4" table:formula="of:=IFERROR(__xludf.dummyfunction(&quot;vlookup($A6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1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1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coreutils</text:p>
          </table:table-cell>
          <table:table-cell table:style-name="ce3" table:content-validation-name="val1"/>
          <table:table-cell table:style-name="ce4" table:formula="of:=IFERROR(__xludf.dummyfunction(&quot;vlookup($A62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2, importrange(&quot;&quot;https://docs.google.com/spreadsheets/d/1NpC0pTB9nH-Rx6T60VrRH3XIWR-xhIY06e5IOiKNPQE/edit&quot;&quot;, &quot;&quot;Upstream Projects!$A$2:$K&quot;&quot;), 2,false)&quot;);&quot;Free Software Foundation&quot;)" office:value-type="string" office:string-value="Free Software Foundation" calcext:value-type="string">
            <text:p>Free Software Foundation</text:p>
          </table:table-cell>
          <table:table-cell table:style-name="ce4" table:formula="of:=IFERROR(__xludf.dummyfunction(&quot;vlookup($A62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WX</text:p>
          </table:table-cell>
          <table:table-cell table:style-name="ce3" table:content-validation-name="val1"/>
          <table:table-cell table:style-name="ce4" table:formula="of:=IFERROR(__xludf.dummyfunction(&quot;vlookup($A6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3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Fedora</text:p>
          </table:table-cell>
          <table:table-cell table:style-name="ce3" table:content-validation-name="val1"/>
          <table:table-cell table:style-name="ce4" table:formula="of:=IFERROR(__xludf.dummyfunction(&quot;vlookup($A64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4, importrange(&quot;&quot;https://docs.google.com/spreadsheets/d/1NpC0pTB9nH-Rx6T60VrRH3XIWR-xhIY06e5IOiKNPQE/edit&quot;&quot;, &quot;&quot;Upstream Projects!$A$2:$K&quot;&quot;), 8,false)&quot;);&quot;Máirín Duffy (Fedora websites)&quot;)" office:value-type="string" office:string-value="Máirín Duffy (Fedora websites)" calcext:value-type="string">
            <text:p>Máirín Duffy (Fedora websites)</text:p>
          </table:table-cell>
          <table:table-cell table:style-name="ce4" table:formula="of:=IFERROR(__xludf.dummyfunction(&quot;vlookup($A64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Prometheus</text:p>
          </table:table-cell>
          <table:table-cell table:style-name="ce3" table:content-validation-name="val1"/>
          <table:table-cell table:style-name="ce4" table:formula="of:=IFERROR(__xludf.dummyfunction(&quot;vlookup($A6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5, importrange(&quot;&quot;https://docs.google.com/spreadsheets/d/1NpC0pTB9nH-Rx6T60VrRH3XIWR-xhIY06e5IOiKNPQE/edit&quot;&quot;, &quot;&quot;Upstream Projects!$A$2:$K&quot;&quot;), 8,false)&quot;);&quot;Frederick &quot;)" office:value-type="string" office:string-value="Frederick " calcext:value-type="string">
            <text:p>Frederick </text:p>
          </table:table-cell>
          <table:table-cell table:style-name="ce4" table:formula="of:=IFERROR(__xludf.dummyfunction(&quot;vlookup($A65, importrange(&quot;&quot;https://docs.google.com/spreadsheets/d/1NpC0pTB9nH-Rx6T60VrRH3XIWR-xhIY06e5IOiKNPQE/edit&quot;&quot;, &quot;&quot;Upstream Projects!$A$2:$K&quot;&quot;), 2,false)&quot;);&quot;Cloud Native Computing Foundation&quot;)" office:value-type="string" office:string-value="Cloud Native Computing Foundation" calcext:value-type="string">
            <text:p>Cloud Native Computing Foundation</text:p>
          </table:table-cell>
          <table:table-cell table:style-name="ce4" table:formula="of:=IFERROR(__xludf.dummyfunction(&quot;vlookup($A6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ndertow</text:p>
          </table:table-cell>
          <table:table-cell table:style-name="ce3" table:content-validation-name="val1"/>
          <table:table-cell table:style-name="ce4" table:formula="of:=IFERROR(__xludf.dummyfunction(&quot;vlookup($A6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eycloak</text:p>
          </table:table-cell>
          <table:table-cell table:style-name="ce3" table:content-validation-name="val1"/>
          <table:table-cell table:style-name="ce4" table:formula="of:=IFERROR(__xludf.dummyfunction(&quot;vlookup($A6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7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fabric8</text:p>
          </table:table-cell>
          <table:table-cell table:style-name="ce3" table:content-validation-name="val1"/>
          <table:table-cell table:style-name="ce4" table:formula="of:=IFERROR(__xludf.dummyfunction(&quot;vlookup($A6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8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8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68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Linux</text:p>
          </table:table-cell>
          <table:table-cell table:style-name="ce3" table:content-validation-name="val1"/>
          <table:table-cell table:style-name="ce4" table:formula="of:=IFERROR(__xludf.dummyfunction(&quot;vlookup($A6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69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69, importrange(&quot;&quot;https://docs.google.com/spreadsheets/d/1NpC0pTB9nH-Rx6T60VrRH3XIWR-xhIY06e5IOiKNPQE/edit&quot;&quot;, &quot;&quot;Upstream Projects!$A$2:$K&quot;&quot;), 2,false)&quot;);&quot;Linux Foundation / Linux Kernel Organization, Inc.&quot;)" office:value-type="string" office:string-value="Linux Foundation / Linux Kernel Organization, Inc." calcext:value-type="string">
            <text:p>Linux Foundation / Linux Kernel Organization, Inc.</text:p>
          </table:table-cell>
          <table:table-cell table:style-name="ce4" table:formula="of:=IFERROR(__xludf.dummyfunction(&quot;vlookup($A6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ubernetes</text:p>
          </table:table-cell>
          <table:table-cell table:style-name="ce3" table:content-validation-name="val1"/>
          <table:table-cell table:style-name="ce4" table:formula="of:=IFERROR(__xludf.dummyfunction(&quot;vlookup($A7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0, importrange(&quot;&quot;https://docs.google.com/spreadsheets/d/1NpC0pTB9nH-Rx6T60VrRH3XIWR-xhIY06e5IOiKNPQE/edit&quot;&quot;, &quot;&quot;Upstream Projects!$A$2:$K&quot;&quot;), 8,false)&quot;);&quot;Josh Berkus&quot;)" office:value-type="string" office:string-value="Josh Berkus" calcext:value-type="string">
            <text:p>Josh Berkus</text:p>
          </table:table-cell>
          <table:table-cell table:style-name="ce4" table:formula="of:=IFERROR(__xludf.dummyfunction(&quot;vlookup($A70, importrange(&quot;&quot;https://docs.google.com/spreadsheets/d/1NpC0pTB9nH-Rx6T60VrRH3XIWR-xhIY06e5IOiKNPQE/edit&quot;&quot;, &quot;&quot;Upstream Projects!$A$2:$K&quot;&quot;), 2,false)&quot;);&quot;Cloud Native Computing Foundation&quot;)" office:value-type="string" office:string-value="Cloud Native Computing Foundation" calcext:value-type="string">
            <text:p>Cloud Native Computing Foundation</text:p>
          </table:table-cell>
          <table:table-cell table:style-name="ce4" table:formula="of:=IFERROR(__xludf.dummyfunction(&quot;vlookup($A7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Tekton</text:p>
          </table:table-cell>
          <table:table-cell table:style-name="ce3" table:content-validation-name="val1"/>
          <table:table-cell table:style-name="ce4" table:formula="of:=IFERROR(__xludf.dummyfunction(&quot;vlookup($A7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1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1, importrange(&quot;&quot;https://docs.google.com/spreadsheets/d/1NpC0pTB9nH-Rx6T60VrRH3XIWR-xhIY06e5IOiKNPQE/edit&quot;&quot;, &quot;&quot;Upstream Projects!$A$2:$K&quot;&quot;), 2,false)&quot;);&quot;CD Foundation&quot;)" office:value-type="string" office:string-value="CD Foundation" calcext:value-type="string">
            <text:p>CD Foundation</text:p>
          </table:table-cell>
          <table:table-cell table:style-name="ce4" table:formula="of:=IFERROR(__xludf.dummyfunction(&quot;vlookup($A7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Karaf</text:p>
          </table:table-cell>
          <table:table-cell table:style-name="ce3" table:content-validation-name="val1"/>
          <table:table-cell table:style-name="ce5" table:formula="of:=IFERROR(__xludf.dummyfunction(&quot;vlookup($A72, importrange(&quot;&quot;https://docs.google.com/spreadsheets/d/1NpC0pTB9nH-Rx6T60VrRH3XIWR-xhIY06e5IOiKNPQE/edit&quot;&quot;, &quot;&quot;Upstream Projects!$A$2:$K&quot;&quot;), 4,false)&quot;);&quot;https://github.com/apache/karaf&quot;)" office:value-type="string" office:string-value="https://github.com/apache/karaf" calcext:value-type="string">
            <text:p>https://github.com/apache/karaf</text:p>
          </table:table-cell>
          <table:table-cell table:style-name="ce4" table:formula="of:=IFERROR(__xludf.dummyfunction(&quot;vlookup($A7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2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72, importrange(&quot;&quot;https://docs.google.com/spreadsheets/d/1NpC0pTB9nH-Rx6T60VrRH3XIWR-xhIY06e5IOiKNPQE/edit&quot;&quot;, &quot;&quot;Upstream Projects!$A$2:$K&quot;&quot;), 7,false)&quot;);&quot;In source repo&quot;)" office:value-type="string" office:string-value="In source repo" calcext:value-type="string">
            <text:p>In source repo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ishift</text:p>
          </table:table-cell>
          <table:table-cell table:style-name="ce3" table:content-validation-name="val1"/>
          <table:table-cell table:style-name="ce4" table:formula="of:=IFERROR(__xludf.dummyfunction(&quot;vlookup($A7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3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7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Camel</text:p>
          </table:table-cell>
          <table:table-cell table:style-name="ce3" table:content-validation-name="val1"/>
          <table:table-cell table:style-name="ce4" table:formula="of:=IFERROR(__xludf.dummyfunction(&quot;vlookup($A74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4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4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7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Eclipse Vert.x</text:p>
          </table:table-cell>
          <table:table-cell table:style-name="ce3" table:content-validation-name="val1"/>
          <table:table-cell table:style-name="ce4" table:formula="of:=IFERROR(__xludf.dummyfunction(&quot;vlookup($A7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5, importrange(&quot;&quot;https://docs.google.com/spreadsheets/d/1NpC0pTB9nH-Rx6T60VrRH3XIWR-xhIY06e5IOiKNPQE/edit&quot;&quot;, &quot;&quot;Upstream Projects!$A$2:$K&quot;&quot;), 8,false)&quot;);&quot;rruss@redhat.com&quot;)" office:value-type="string" office:string-value="rruss@redhat.com" calcext:value-type="string">
            <text:p>rruss@redhat.com</text:p>
          </table:table-cell>
          <table:table-cell table:style-name="ce4" table:formula="of:=IFERROR(__xludf.dummyfunction(&quot;vlookup($A75, importrange(&quot;&quot;https://docs.google.com/spreadsheets/d/1NpC0pTB9nH-Rx6T60VrRH3XIWR-xhIY06e5IOiKNPQE/edit&quot;&quot;, &quot;&quot;Upstream Projects!$A$2:$K&quot;&quot;), 2,false)&quot;);&quot;Eclipse Foundation&quot;)" office:value-type="string" office:string-value="Eclipse Foundation" calcext:value-type="string">
            <text:p>Eclipse Foundation</text:p>
          </table:table-cell>
          <table:table-cell table:style-name="ce4" table:formula="of:=IFERROR(__xludf.dummyfunction(&quot;vlookup($A75, importrange(&quot;&quot;https://docs.google.com/spreadsheets/d/1NpC0pTB9nH-Rx6T60VrRH3XIWR-xhIY06e5IOiKNPQE/edit&quot;&quot;, &quot;&quot;Upstream Projects!$A$2:$K&quot;&quot;), 7,false)&quot;);&quot;Contained within each module repository under the src/main/asciidoc directories&quot;)" office:value-type="string" office:string-value="Contained within each module repository under the src/main/asciidoc directories" calcext:value-type="string">
            <text:p>Contained within each module repository under the src/main/asciidoc directories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Hibernate</text:p>
          </table:table-cell>
          <table:table-cell table:style-name="ce3" table:content-validation-name="val1"/>
          <table:table-cell table:style-name="ce4" table:formula="of:=IFERROR(__xludf.dummyfunction(&quot;vlookup($A76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6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6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76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CXF</text:p>
          </table:table-cell>
          <table:table-cell table:style-name="ce3" table:content-validation-name="val1"/>
          <table:table-cell table:style-name="ce4" table:formula="of:=IFERROR(__xludf.dummyfunction(&quot;vlookup($A77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7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7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77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ActiveMQ</text:p>
          </table:table-cell>
          <table:table-cell table:style-name="ce3" table:content-validation-name="val1"/>
          <table:table-cell table:style-name="ce4" table:formula="of:=IFERROR(__xludf.dummyfunction(&quot;vlookup($A78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8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78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78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KNative</text:p>
          </table:table-cell>
          <table:table-cell table:style-name="ce3" table:content-validation-name="val1"/>
          <table:table-cell table:style-name="ce4" table:formula="of:=IFERROR(__xludf.dummyfunction(&quot;vlookup($A79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79, importrange(&quot;&quot;https://docs.google.com/spreadsheets/d/1NpC0pTB9nH-Rx6T60VrRH3XIWR-xhIY06e5IOiKNPQE/edit&quot;&quot;, &quot;&quot;Upstream Projects!$A$2:$K&quot;&quot;), 8,false)&quot;);&quot;Josh Berkus / Paul Morie, Markus Thoemmes &lt;mthoemme@redhat.com&gt;&quot;)" office:value-type="string" office:string-value="Josh Berkus / Paul Morie, Markus Thoemmes &lt;mthoemme@redhat.com&gt;" calcext:value-type="string">
            <text:p>Josh Berkus / Paul Morie, Markus Thoemmes &lt;mthoemme@redhat.com&gt;</text:p>
          </table:table-cell>
          <table:table-cell table:style-name="ce4" table:formula="of:=IFERROR(__xludf.dummyfunction(&quot;vlookup($A79, importrange(&quot;&quot;https://docs.google.com/spreadsheets/d/1NpC0pTB9nH-Rx6T60VrRH3XIWR-xhIY06e5IOiKNPQE/edit&quot;&quot;, &quot;&quot;Upstream Projects!$A$2:$K&quot;&quot;), 2,false)&quot;);&quot;&quot;)">
            <text:p/>
          </table:table-cell>
          <table:table-cell table:style-name="ce4" table:formula="of:=IFERROR(__xludf.dummyfunction(&quot;vlookup($A79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Kafka</text:p>
          </table:table-cell>
          <table:table-cell table:style-name="ce3" table:content-validation-name="val1"/>
          <table:table-cell table:style-name="ce4" table:formula="of:=IFERROR(__xludf.dummyfunction(&quot;vlookup($A80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80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80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80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OpenJDK</text:p>
          </table:table-cell>
          <table:table-cell table:style-name="ce3" table:content-validation-name="val1"/>
          <table:table-cell table:style-name="ce4" table:formula="of:=IFERROR(__xludf.dummyfunction(&quot;vlookup($A81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81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81, importrange(&quot;&quot;https://docs.google.com/spreadsheets/d/1NpC0pTB9nH-Rx6T60VrRH3XIWR-xhIY06e5IOiKNPQE/edit&quot;&quot;, &quot;&quot;Upstream Projects!$A$2:$K&quot;&quot;), 2,false)&quot;);&quot; No foundation &quot;)" office:value-type="string" office:string-value=" No foundation " calcext:value-type="string">
            <text:p><text:s/>No foundation </text:p>
          </table:table-cell>
          <table:table-cell table:style-name="ce4" table:formula="of:=IFERROR(__xludf.dummyfunction(&quot;vlookup($A81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pache ServiceMix</text:p>
          </table:table-cell>
          <table:table-cell table:style-name="ce3" table:content-validation-name="val1"/>
          <table:table-cell table:style-name="ce4" table:formula="of:=IFERROR(__xludf.dummyfunction(&quot;vlookup($A82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82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82, importrange(&quot;&quot;https://docs.google.com/spreadsheets/d/1NpC0pTB9nH-Rx6T60VrRH3XIWR-xhIY06e5IOiKNPQE/edit&quot;&quot;, &quot;&quot;Upstream Projects!$A$2:$K&quot;&quot;), 2,false)&quot;);&quot;Apache Software Foundation&quot;)" office:value-type="string" office:string-value="Apache Software Foundation" calcext:value-type="string">
            <text:p>Apache Software Foundation</text:p>
          </table:table-cell>
          <table:table-cell table:style-name="ce4" table:formula="of:=IFERROR(__xludf.dummyfunction(&quot;vlookup($A82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Tito</text:p>
          </table:table-cell>
          <table:table-cell table:style-name="ce3" table:content-validation-name="val1"/>
          <table:table-cell table:style-name="ce4" table:formula="of:=IFERROR(__xludf.dummyfunction(&quot;vlookup($A83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83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83, importrange(&quot;&quot;https://docs.google.com/spreadsheets/d/1NpC0pTB9nH-Rx6T60VrRH3XIWR-xhIY06e5IOiKNPQE/edit&quot;&quot;, &quot;&quot;Upstream Projects!$A$2:$K&quot;&quot;), 2,false)&quot;);&quot;No foundation&quot;)" office:value-type="string" office:string-value="No foundation" calcext:value-type="string">
            <text:p>No foundation</text:p>
          </table:table-cell>
          <table:table-cell table:style-name="ce4" table:formula="of:=IFERROR(__xludf.dummyfunction(&quot;vlookup($A83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DNF</text:p>
          </table:table-cell>
          <table:table-cell table:style-name="ce3" table:content-validation-name="val1"/>
          <table:table-cell table:style-name="ce4" table:formula="of:=IFERROR(__xludf.dummyfunction(&quot;vlookup($A84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84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84, importrange(&quot;&quot;https://docs.google.com/spreadsheets/d/1NpC0pTB9nH-Rx6T60VrRH3XIWR-xhIY06e5IOiKNPQE/edit&quot;&quot;, &quot;&quot;Upstream Projects!$A$2:$K&quot;&quot;), 2,false)&quot;);&quot;No foundation&quot;)" office:value-type="string" office:string-value="No foundation" calcext:value-type="string">
            <text:p>No foundation</text:p>
          </table:table-cell>
          <table:table-cell table:style-name="ce4" table:formula="of:=IFERROR(__xludf.dummyfunction(&quot;vlookup($A84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YUM</text:p>
          </table:table-cell>
          <table:table-cell table:style-name="ce3" table:content-validation-name="val1"/>
          <table:table-cell table:style-name="ce4" table:formula="of:=IFERROR(__xludf.dummyfunction(&quot;vlookup($A85, importrange(&quot;&quot;https://docs.google.com/spreadsheets/d/1NpC0pTB9nH-Rx6T60VrRH3XIWR-xhIY06e5IOiKNPQE/edit&quot;&quot;, &quot;&quot;Upstream Projects!$A$2:$K&quot;&quot;), 4,false)&quot;);&quot;&quot;)">
            <text:p/>
          </table:table-cell>
          <table:table-cell table:style-name="ce4" table:formula="of:=IFERROR(__xludf.dummyfunction(&quot;vlookup($A85, importrange(&quot;&quot;https://docs.google.com/spreadsheets/d/1NpC0pTB9nH-Rx6T60VrRH3XIWR-xhIY06e5IOiKNPQE/edit&quot;&quot;, &quot;&quot;Upstream Projects!$A$2:$K&quot;&quot;), 8,false)&quot;);&quot;&quot;)">
            <text:p/>
          </table:table-cell>
          <table:table-cell table:style-name="ce4" table:formula="of:=IFERROR(__xludf.dummyfunction(&quot;vlookup($A85, importrange(&quot;&quot;https://docs.google.com/spreadsheets/d/1NpC0pTB9nH-Rx6T60VrRH3XIWR-xhIY06e5IOiKNPQE/edit&quot;&quot;, &quot;&quot;Upstream Projects!$A$2:$K&quot;&quot;), 2,false)&quot;);&quot;No foundation&quot;)" office:value-type="string" office:string-value="No foundation" calcext:value-type="string">
            <text:p>No foundation</text:p>
          </table:table-cell>
          <table:table-cell table:style-name="ce4" table:formula="of:=IFERROR(__xludf.dummyfunction(&quot;vlookup($A85, importrange(&quot;&quot;https://docs.google.com/spreadsheets/d/1NpC0pTB9nH-Rx6T60VrRH3XIWR-xhIY06e5IOiKNPQE/edit&quot;&quot;, &quot;&quot;Upstream Projects!$A$2:$K&quot;&quot;), 7,false)&quot;);&quot;&quot;)">
            <text:p/>
          </table:table-cell>
          <table:table-cell table:style-name="ce4" table:number-columns-repeated="2"/>
          <table:table-cell table:number-columns-repeated="1016"/>
        </table:table-row>
        <table:table-row table:style-name="ro1" table:number-rows-repeated="914">
          <table:table-cell/>
          <table:table-cell table:style-name="ce3" table:content-validation-name="val1"/>
          <table:table-cell table:style-name="ce4" table:number-columns-repeated="6"/>
          <table:table-cell table:number-columns-repeated="1016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Validation" table:style-name="ta2">
        <table:table-column table:style-name="co4" table:number-columns-repeated="1024" table:default-cell-style-name="Default"/>
        <table:table-row table:style-name="ro1">
          <table:table-cell table:style-name="ce6" office:value-type="string" calcext:value-type="string">
            <text:p>Status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Identified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WIP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Complete</text:p>
          </table:table-cell>
          <table:table-cell table:number-columns-repeated="1023"/>
        </table:table-row>
        <table:table-row table:style-name="ro1" table:number-rows-repeated="996">
          <table:table-cell table:style-name="ce7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status" table:base-cell-address="$Sheet1.$A$1" table:cell-range-address="$DataValidation.$A$2:.$A$10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Validation" style:display-name="PageStyle_DataValid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32" meta:object-count="0"/>
    <meta:generator>LibreOfficeDev/6.0.5.2$Linux_X86_64 LibreOffice_project/</meta:generator>
  </office:meta>
</office:document-meta>
</file>